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4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22pt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7" draw:id="id17" draw:layer="layout" svg:width="1.842cm" svg:height="1.843cm" draw:transform="rotate (-1.5707963267949) translate (6.843cm 1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cm" svg:height="1.305cm" svg:x="3.1cm" svg:y="1cm">
          <draw:text-box>
            <text:p><text:span text:style-name="T1">V</text:span><text:span text:style-name="T2">CC</text:span></text:p>
          </draw:text-box>
        </draw:frame>
        <draw:g xml:id="id7" draw:id="id7">
          <draw:custom-shape draw:style-name="gr3" draw:text-style-name="P3" draw:layer="layout" svg:width="5.013cm" svg:height="5.156cm" svg:x="10.687cm" svg:y="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4" draw:text-style-name="P4" draw:layer="layout" svg:x1="11.94cm" svg:y1="10.359cm" svg:x2="11.94cm" svg:y2="12.866cm">
                <text:p/>
              </draw:line>
              <draw:line draw:style-name="gr4" draw:text-style-name="P4" draw:layer="layout" svg:x1="13.228cm" svg:y1="10.325cm" svg:x2="11.94cm" svg:y2="10.986cm">
                <text:p/>
              </draw:line>
              <draw:line draw:style-name="gr5" draw:text-style-name="P4" draw:layer="layout" svg:x1="13.228cm" svg:y1="12.886cm" svg:x2="11.94cm" svg:y2="12.225cm">
                <text:p/>
              </draw:line>
              <draw:line draw:style-name="gr4" draw:text-style-name="P4" draw:layer="layout" svg:x1="13.193cm" svg:y1="9.071cm" svg:x2="13.193cm" svg:y2="10.325cm">
                <text:p/>
              </draw:line>
              <draw:line draw:style-name="gr4" draw:text-style-name="P4" draw:layer="layout" svg:x1="13.193cm" svg:y1="12.871cm" svg:x2="13.193cm" svg:y2="14.125cm">
                <text:p/>
              </draw:line>
              <draw:line draw:style-name="gr4" draw:text-style-name="P4" draw:layer="layout" svg:x1="10.687cm" svg:y1="11.643cm" svg:x2="11.905cm" svg:y2="11.643cm">
                <text:p/>
              </draw:line>
            </draw:g>
          </draw:g>
        </draw:g>
        <draw:custom-shape draw:style-name="gr1" draw:text-style-name="P1" xml:id="id2" draw:id="id2" draw:layer="layout" svg:width="1.842cm" svg:height="1.843cm" svg:x="1cm" svg:y="13.7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cm" svg:height="1.305cm" svg:x="2.8cm" svg:y="13.895cm">
          <draw:text-box>
            <text:p><text:span text:style-name="T1">V</text:span><text:span text:style-name="T2">in</text:span></text:p>
          </draw:text-box>
        </draw:frame>
        <draw:g xml:id="id21" draw:id="id21">
          <draw:line draw:style-name="gr6" draw:text-style-name="P4" draw:layer="layout" svg:x1="14.099cm" svg:y1="19.225cm" svg:x2="12.3cm" svg:y2="19.241cm">
            <text:p/>
          </draw:line>
          <draw:line draw:style-name="gr6" draw:text-style-name="P4" draw:layer="layout" svg:x1="14.1cm" svg:y1="19.216cm" svg:x2="12.301cm" svg:y2="19.232cm">
            <text:p/>
          </draw:line>
          <draw:line draw:style-name="gr6" draw:text-style-name="P4" draw:layer="layout" svg:x1="12.791cm" svg:y1="19.589cm" svg:x2="13.685cm" svg:y2="19.589cm">
            <text:p/>
          </draw:line>
          <draw:line draw:style-name="gr6" draw:text-style-name="P4" draw:layer="layout" svg:x1="13.033cm" svg:y1="19.9cm" svg:x2="13.463cm" svg:y2="19.9cm">
            <text:p/>
          </draw:line>
          <draw:line draw:style-name="gr6" draw:text-style-name="P4" draw:layer="layout" svg:x1="13.223cm" svg:y1="19.203cm" svg:x2="13.23cm" svg:y2="18.4cm">
            <text:p/>
          </draw:line>
        </draw:g>
        <draw:frame draw:style-name="gr2" draw:text-style-name="P2" draw:layer="layout" svg:width="1.5cm" svg:height="1.305cm" svg:x="14cm" svg:y="5.5cm">
          <draw:text-box>
            <text:p><text:span text:style-name="T1">R</text:span><text:span text:style-name="T2">C</text:span></text:p>
          </draw:text-box>
        </draw:frame>
        <draw:frame draw:style-name="gr2" draw:text-style-name="P2" draw:layer="layout" svg:width="1.5cm" svg:height="1.305cm" svg:x="11.2cm" svg:y="15.695cm">
          <draw:text-box>
            <text:p><text:span text:style-name="T1">R</text:span><text:span text:style-name="T2">E</text:span></text:p>
          </draw:text-box>
        </draw:frame>
        <draw:g xml:id="id11" draw:id="id11"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5.971cm" svg:x2="16.8cm" svg:y2="15.971cm">
            <text:p/>
          </draw:line>
          <draw:line draw:style-name="gr6" draw:text-style-name="P4" draw:layer="layout" svg:x1="15.3cm" svg:y1="16.621cm" svg:x2="16.8cm" svg:y2="16.621cm">
            <text:p/>
          </draw:line>
          <draw:line draw:style-name="gr6" draw:text-style-name="P4" draw:layer="layout" svg:x1="16.04cm" svg:y1="17.5cm" svg:x2="16.052cm" svg:y2="16.616cm">
            <text:p/>
          </draw:line>
          <draw:line draw:style-name="gr6" draw:text-style-name="P4" draw:layer="layout" svg:x1="16.04cm" svg:y1="15.984cm" svg:x2="16.052cm" svg:y2="15.1cm">
            <text:p/>
          </draw:line>
        </draw:g>
        <draw:frame draw:style-name="gr2" draw:text-style-name="P2" draw:layer="layout" svg:width="1.5cm" svg:height="1.305cm" svg:x="16.3cm" svg:y="14.695cm">
          <draw:text-box>
            <text:p><text:span text:style-name="T1">C</text:span><text:span text:style-name="T2">B</text:span></text:p>
          </draw:text-box>
        </draw:frame>
        <draw:frame draw:style-name="gr2" draw:text-style-name="P2" draw:layer="layout" svg:width="1.5cm" svg:height="1.305cm" svg:x="6.7cm" svg:y="8cm">
          <draw:text-box>
            <text:p><text:span text:style-name="T1">R</text:span><text:span text:style-name="T2">1</text:span></text:p>
          </draw:text-box>
        </draw:frame>
        <draw:frame draw:style-name="gr2" draw:text-style-name="P2" draw:layer="layout" svg:width="1.5cm" svg:height="1.305cm" svg:x="3cm" svg:y="9.495cm">
          <draw:text-box>
            <text:p><text:span text:style-name="T1">R</text:span><text:span text:style-name="T2">in</text:span></text:p>
          </draw:text-box>
        </draw:frame>
        <draw:g xml:id="id3" draw:id="id3"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6.771cm" svg:y1="12.35cm" svg:x2="6.771cm" svg:y2="10.85cm">
            <text:p/>
          </draw:line>
          <draw:line draw:style-name="gr6" draw:text-style-name="P4" draw:layer="layout" svg:x1="7.421cm" svg:y1="12.35cm" svg:x2="7.421cm" svg:y2="10.85cm">
            <text:p/>
          </draw:line>
          <draw:line draw:style-name="gr6" draw:text-style-name="P4" draw:layer="layout" svg:x1="8.3cm" svg:y1="11.61cm" svg:x2="7.416cm" svg:y2="11.598cm">
            <text:p/>
          </draw:line>
          <draw:line draw:style-name="gr6" draw:text-style-name="P4" draw:layer="layout" svg:x1="6.784cm" svg:y1="11.61cm" svg:x2="5.9cm" svg:y2="11.598cm">
            <text:p/>
          </draw:line>
        </draw:g>
        <draw:frame draw:style-name="gr2" draw:text-style-name="P2" draw:layer="layout" svg:width="1.5cm" svg:height="1.305cm" svg:x="6.7cm" svg:y="14.895cm">
          <draw:text-box>
            <text:p><text:span text:style-name="T1">R</text:span><text:span text:style-name="T2">2</text:span></text:p>
          </draw:text-box>
        </draw:frame>
        <draw:frame draw:style-name="gr2" draw:text-style-name="P2" draw:layer="layout" svg:width="1.5cm" svg:height="1.305cm" svg:x="5.941cm" svg:y="9.636cm">
          <draw:text-box>
            <text:p><text:span text:style-name="T1">C</text:span><text:span text:style-name="T2">i</text:span></text:p>
          </draw:text-box>
        </draw:frame>
        <draw:frame draw:style-name="gr7" draw:text-style-name="P2" draw:layer="layout" svg:width="1.8cm" svg:height="1.505cm" svg:x="19.1cm" svg:y="4.1cm">
          <draw:text-box>
            <text:p><text:span text:style-name="T1">R</text:span><text:span text:style-name="T2">o</text:span><text:span text:style-name="T2">u</text:span><text:span text:style-name="T2">t</text:span></text:p>
          </draw:text-box>
        </draw:frame>
        <draw:g xml:id="id15" draw:id="id15"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171cm" svg:y1="8cm" svg:x2="22.171cm" svg:y2="6.5cm">
            <text:p/>
          </draw:line>
          <draw:line draw:style-name="gr6" draw:text-style-name="P4" draw:layer="layout" svg:x1="22.821cm" svg:y1="8cm" svg:x2="22.821cm" svg:y2="6.5cm">
            <text:p/>
          </draw:line>
          <draw:line draw:style-name="gr6" draw:text-style-name="P4" draw:layer="layout" svg:x1="23.7cm" svg:y1="7.26cm" svg:x2="22.816cm" svg:y2="7.248cm">
            <text:p/>
          </draw:line>
          <draw:line draw:style-name="gr6" draw:text-style-name="P4" draw:layer="layout" svg:x1="22.184cm" svg:y1="7.26cm" svg:x2="21.3cm" svg:y2="7.248cm">
            <text:p/>
          </draw:line>
        </draw:g>
        <draw:frame draw:style-name="gr2" draw:text-style-name="P2" draw:layer="layout" svg:width="1.5cm" svg:height="1.305cm" svg:x="22.6cm" svg:y="5.1cm">
          <draw:text-box>
            <text:p><text:span text:style-name="T1">C</text:span><text:span text:style-name="T2">o</text:span></text:p>
          </draw:text-box>
        </draw:frame>
        <draw:frame draw:style-name="gr7" draw:text-style-name="P2" draw:layer="layout" svg:width="1.8cm" svg:height="1.505cm" svg:x="26.2cm" svg:y="10.795cm">
          <draw:text-box>
            <text:p><text:span text:style-name="T1">R</text:span><text:span text:style-name="T2">L</text:span></text:p>
          </draw:text-box>
        </draw:frame>
        <draw:custom-shape draw:style-name="gr3" draw:text-style-name="P3" draw:layer="layout" svg:width="5.013cm" svg:height="5.156cm" svg:x="20.687cm" svg:y="18.044cm">
          <text:p/>
          <draw:enhanced-geometry svg:viewBox="0 0 21600 21600" draw:mirror-vertical="true" draw:type="rectangle" draw:enhanced-path="M 0 0 L 21600 0 21600 21600 0 21600 0 0 Z N"/>
        </draw:custom-shape>
        <draw:g xml:id="id13" draw:id="id13">
          <draw:g>
            <draw:line draw:style-name="gr4" draw:text-style-name="P4" draw:layer="layout" svg:x1="17.153cm" svg:y1="11.566cm" svg:x2="17.153cm" svg:y2="9.059cm">
              <text:p/>
            </draw:line>
            <draw:line draw:style-name="gr4" draw:text-style-name="P4" draw:layer="layout" svg:x1="18.441cm" svg:y1="11.6cm" svg:x2="17.153cm" svg:y2="10.939cm">
              <text:p/>
            </draw:line>
            <draw:line draw:style-name="gr5" draw:text-style-name="P4" draw:layer="layout" svg:x1="17.153cm" svg:y1="9.697cm" svg:x2="18.441cm" svg:y2="9.036cm">
              <text:p/>
            </draw:line>
            <draw:line draw:style-name="gr4" draw:text-style-name="P4" draw:layer="layout" svg:x1="18.406cm" svg:y1="12.854cm" svg:x2="18.406cm" svg:y2="11.6cm">
              <text:p/>
            </draw:line>
            <draw:line draw:style-name="gr4" draw:text-style-name="P4" draw:layer="layout" svg:x1="18.406cm" svg:y1="9.054cm" svg:x2="18.406cm" svg:y2="7.8cm">
              <text:p/>
            </draw:line>
            <draw:line draw:style-name="gr4" draw:text-style-name="P4" draw:layer="layout" svg:x1="15.9cm" svg:y1="10.282cm" svg:x2="17.118cm" svg:y2="10.282cm">
              <text:p/>
            </draw:line>
          </draw:g>
        </draw:g>
        <draw:custom-shape draw:style-name="gr8" draw:text-style-name="P5" xml:id="id1" draw:id="id1" draw:layer="layout" svg:width="2.8cm" svg:height="1.2cm" svg:x="2.418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5" draw:id="id5" draw:layer="layout" svg:width="2.8cm" svg:height="1.2cm" draw:transform="rotate (1.5707963267949) translate (8.3cm 10.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2.8cm" svg:height="1.2cm" draw:transform="rotate (1.5707963267949) translate (8.3cm 1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2.8cm" svg:height="1.2cm" draw:transform="rotate (1.5707963267949) translate (12.6cm 17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0" draw:id="id20" draw:layer="layout" svg:width="2.8cm" svg:height="1.2cm" draw:transform="rotate (1.5707963267949) translate (17.729cm 6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2.8cm" svg:height="1.2cm" draw:transform="rotate (1.5707963267949) translate (24.6cm 12.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2.8cm" svg:height="1.2cm" draw:transform="rotate (1.5707963267949) translate (12.6cm 8cm)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.418cm" svg:y1="11.6cm" svg:x2="1.921cm" svg:y2="13.757cm" draw:start-shape="id1" draw:start-glue-point="3" draw:end-shape="id2" draw:end-glue-point="4" svg:d="M2418 11600h-501v1378h4v779" svg:viewBox="0 0 502 2158">
          <text:p/>
        </draw:connector>
        <draw:line draw:style-name="gr10" draw:text-style-name="P6" draw:layer="layout" svg:x1="6.1cm" svg:y1="11.6cm" svg:x2="5.1cm" svg:y2="11.6cm">
          <text:p/>
        </draw:line>
        <draw:connector draw:style-name="gr9" draw:text-style-name="P5" draw:layer="layout" svg:x1="8.3cm" svg:y1="11.6cm" svg:x2="8.9cm" svg:y2="13.6cm" draw:start-shape="id3" draw:start-glue-point="1" draw:end-shape="id4" draw:end-glue-point="1" svg:d="M8300 11600h600v2000" svg:viewBox="0 0 601 2001">
          <text:p/>
        </draw:connector>
        <draw:connector draw:style-name="gr9" draw:text-style-name="P5" xml:id="id6" draw:id="id6" draw:layer="layout" svg:x1="8.3cm" svg:y1="11.6cm" svg:x2="8.9cm" svg:y2="10.2cm" draw:start-shape="id3" draw:start-glue-point="1" draw:end-shape="id5" draw:end-glue-point="3" svg:d="M8300 11600h600v-1400" svg:viewBox="0 0 601 1401">
          <text:p/>
        </draw:connector>
        <draw:connector draw:style-name="gr9" draw:text-style-name="P5" draw:layer="layout" svg:x1="8.9cm" svg:y1="11.6cm" svg:x2="10.687cm" svg:y2="11.578cm" draw:start-shape="id6" draw:start-glue-point="0" draw:end-shape="id7" draw:end-glue-point="3" svg:d="M8900 11600h869v-22h918" svg:viewBox="0 0 1788 23">
          <text:p/>
        </draw:connector>
        <draw:connector draw:style-name="gr9" draw:text-style-name="P5" xml:id="id12" draw:id="id12" draw:layer="layout" svg:x1="13.2cm" svg:y1="8cm" svg:x2="13.193cm" svg:y2="9cm" draw:start-shape="id8" draw:start-glue-point="3" draw:end-shape="id7" draw:end-glue-point="0" svg:d="M13200 8000v501h-7v499" svg:viewBox="0 0 8 1001">
          <text:p/>
        </draw:connector>
        <draw:connector draw:style-name="gr9" draw:text-style-name="P5" xml:id="id10" draw:id="id10" draw:layer="layout" svg:x1="13.193cm" svg:y1="14.156cm" svg:x2="13.2cm" svg:y2="14.9cm" draw:start-shape="id7" draw:start-glue-point="2" draw:end-shape="id9" draw:end-glue-point="1" svg:d="M13193 14156v382h7v362" svg:viewBox="0 0 8 745">
          <text:p/>
        </draw:connector>
        <draw:connector draw:style-name="gr9" draw:text-style-name="P5" draw:layer="layout" svg:x1="13.196cm" svg:y1="14.538cm" svg:x2="16.05cm" svg:y2="15.1cm" draw:start-shape="id10" draw:start-glue-point="0" draw:end-shape="id11" draw:end-glue-point="0" svg:d="M13196 14538h2854v562" svg:viewBox="0 0 2855 563">
          <text:p/>
        </draw:connector>
        <draw:connector draw:style-name="gr9" draw:text-style-name="P5" draw:layer="layout" svg:x1="13.196cm" svg:y1="8.501cm" svg:x2="15.9cm" svg:y2="10.327cm" draw:start-shape="id12" draw:start-glue-point="0" draw:end-shape="id13" draw:end-glue-point="3" svg:d="M13196 8501h1329v1826h1375" svg:viewBox="0 0 2705 1827">
          <text:p/>
        </draw:connector>
        <draw:line draw:style-name="gr10" draw:text-style-name="P6" xml:id="id14" draw:id="id14" draw:layer="layout" svg:x1="18.383cm" svg:y1="6.6cm" svg:x2="18.383cm" svg:y2="8cm">
          <text:p/>
        </draw:line>
        <draw:connector draw:style-name="gr9" draw:text-style-name="P5" draw:layer="layout" svg:x1="18.383cm" svg:y1="7.3cm" svg:x2="21.3cm" svg:y2="7.25cm" draw:start-shape="id14" draw:start-glue-point="1" draw:end-shape="id15" draw:end-glue-point="3" svg:d="M18383 7300h1434v-50h1483" svg:viewBox="0 0 2918 51">
          <text:p/>
        </draw:connector>
        <draw:connector draw:style-name="gr9" draw:text-style-name="P5" draw:layer="layout" svg:x1="23.7cm" svg:y1="7.25cm" svg:x2="25.2cm" svg:y2="9.8cm" draw:start-shape="id15" draw:start-glue-point="1" draw:end-shape="id16" draw:end-glue-point="1" svg:d="M23700 7250h1500v2550" svg:viewBox="0 0 1501 2551">
          <text:p/>
        </draw:connector>
        <draw:connector draw:style-name="gr9" draw:text-style-name="P5" xml:id="id18" draw:id="id18" draw:layer="layout" svg:x1="6.843cm" svg:y1="2.722cm" svg:x2="8.9cm" svg:y2="7.4cm" draw:start-shape="id17" draw:start-glue-point="4" draw:end-shape="id5" draw:end-glue-point="1" svg:d="M6843 2722h2057v4678" svg:viewBox="0 0 2058 4679">
          <text:p/>
        </draw:connector>
        <draw:connector draw:style-name="gr9" draw:text-style-name="P5" xml:id="id19" draw:id="id19" draw:layer="layout" svg:x1="8.9cm" svg:y1="2.722cm" svg:x2="13.2cm" svg:y2="5.2cm" draw:start-shape="id18" draw:start-glue-point="0" draw:end-shape="id8" draw:end-glue-point="1" svg:d="M8900 2722h4300v2478" svg:viewBox="0 0 4301 2479">
          <text:p/>
        </draw:connector>
        <draw:connector draw:style-name="gr9" draw:text-style-name="P5" draw:layer="layout" svg:x1="13.2cm" svg:y1="2.722cm" svg:x2="18.329cm" svg:y2="3.8cm" draw:start-shape="id19" draw:start-glue-point="0" draw:end-shape="id20" draw:end-glue-point="1" svg:d="M13200 2722h5129v1078" svg:viewBox="0 0 5130 1079">
          <text:p/>
        </draw:connector>
        <draw:connector draw:style-name="gr9" draw:text-style-name="P5" draw:layer="layout" svg:x1="13.2cm" svg:y1="17.7cm" svg:x2="13.2cm" svg:y2="18.4cm" draw:start-shape="id9" draw:start-glue-point="3" draw:end-shape="id21" draw:end-glue-point="0" svg:d="M13200 17700v700" svg:viewBox="0 0 1 701">
          <text:p/>
        </draw:connector>
        <draw:connector draw:style-name="gr9" draw:text-style-name="P5" draw:layer="layout" draw:line-skew="1.524cm" svg:x1="1.921cm" svg:y1="15.6cm" svg:x2="13.2cm" svg:y2="18.4cm" draw:start-shape="id2" draw:start-glue-point="8" draw:end-shape="id21" draw:end-glue-point="0" svg:d="M1921 15600v2900h11279v-100" svg:viewBox="0 0 11280 2901">
          <text:p/>
        </draw:connector>
        <draw:connector draw:style-name="gr9" draw:text-style-name="P5" draw:layer="layout" svg:x1="8.9cm" svg:y1="16.4cm" svg:x2="8.878cm" svg:y2="18.55cm" draw:start-shape="id4" draw:start-glue-point="3" svg:d="M8900 16400v1326h-22v824" svg:viewBox="0 0 23 2151">
          <text:p/>
        </draw:connector>
        <draw:connector draw:style-name="gr9" draw:text-style-name="P5" draw:layer="layout" draw:line-skew="3.024cm" svg:x1="13.2cm" svg:y1="18.4cm" svg:x2="25.2cm" svg:y2="12.6cm" draw:start-shape="id21" draw:start-glue-point="0" draw:end-shape="id16" draw:end-glue-point="3" svg:d="M13200 18400v100h12000v-5900" svg:viewBox="0 0 12001 5901">
          <text:p/>
        </draw:connector>
        <draw:line draw:style-name="gr10" draw:text-style-name="P6" draw:layer="layout" svg:x1="16.012cm" svg:y1="17.5cm" svg:x2="16.012cm" svg:y2="18.5cm">
          <text:p/>
        </draw:line>
        <draw:g xml:id="id22" draw:id="id22">
          <draw:line draw:style-name="gr6" draw:text-style-name="P4" draw:layer="layout" svg:x1="3.699cm" svg:y1="4.825cm" svg:x2="1.9cm" svg:y2="4.841cm">
            <text:p/>
          </draw:line>
          <draw:line draw:style-name="gr6" draw:text-style-name="P4" draw:layer="layout" svg:x1="3.7cm" svg:y1="4.816cm" svg:x2="1.901cm" svg:y2="4.832cm">
            <text:p/>
          </draw:line>
          <draw:line draw:style-name="gr6" draw:text-style-name="P4" draw:layer="layout" svg:x1="2.391cm" svg:y1="5.189cm" svg:x2="3.285cm" svg:y2="5.189cm">
            <text:p/>
          </draw:line>
          <draw:line draw:style-name="gr6" draw:text-style-name="P4" draw:layer="layout" svg:x1="2.633cm" svg:y1="5.5cm" svg:x2="3.063cm" svg:y2="5.5cm">
            <text:p/>
          </draw:line>
          <draw:line draw:style-name="gr6" draw:text-style-name="P4" draw:layer="layout" svg:x1="2.823cm" svg:y1="4.803cm" svg:x2="2.83cm" svg:y2="4cm">
            <text:p/>
          </draw:line>
        </draw:g>
        <draw:connector draw:style-name="gr9" draw:text-style-name="P5" draw:layer="layout" svg:x1="5cm" svg:y1="2.722cm" svg:x2="2.8cm" svg:y2="4cm" draw:start-shape="id17" draw:start-glue-point="8" draw:end-shape="id22" draw:end-glue-point="0" svg:d="M5000 2722h-2200v1278" svg:viewBox="0 0 2201 127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8:16:27.201446210</meta:creation-date>
    <dc:date>2021-05-21T11:23:53.350957645</dc:date>
    <meta:editing-duration>PT1H3M14S</meta:editing-duration>
    <meta:editing-cycles>9</meta:editing-cycles>
    <meta:generator>LibreOffice/6.4.7.2$Linux_X86_64 LibreOffice_project/40$Build-2</meta:generator>
    <meta:document-statistic meta:object-count="91"/>
  </office:meta>
</office:document-meta>
</file>